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TituloDemostrativo" style:master-page-name="PortadaDemostrativos">
      <style:paragraph-properties style:page-number="auto"/>
      <style:text-properties officeooo:rsid="00115d88" officeooo:paragraph-rsid="00115d88"/>
    </style:style>
    <style:style style:name="P4" style:family="paragraph" style:parent-style-name="Nivel1" style:master-page-name="Pagina">
      <style:paragraph-properties style:page-number="auto"/>
    </style:style>
    <style:style style:name="P5" style:family="paragraph" style:parent-style-name="TablaContenidosDemostrativo" style:master-page-name="Pagina">
      <style:paragraph-properties style:page-number="auto"/>
    </style:style>
    <style:style style:name="P6" style:family="paragraph" style:parent-style-name="Textos" style:master-page-name="Pagina">
      <style:paragraph-properties style:page-number="auto"/>
    </style:style>
    <style:style style:name="P7" style:family="paragraph" style:parent-style-name="Textos">
      <style:text-properties officeooo:rsid="001920d7" officeooo:paragraph-rsid="001920d7"/>
    </style:style>
    <style:style style:name="P8" style:family="paragraph" style:parent-style-name="Textos">
      <style:text-properties officeooo:rsid="001eb7f7" officeooo:paragraph-rsid="001eb7f7"/>
    </style:style>
    <style:style style:name="P9" style:family="paragraph" style:parent-style-name="Textos">
      <style:text-properties officeooo:rsid="00203fde" officeooo:paragraph-rsid="00203fde"/>
    </style:style>
    <style:style style:name="P10" style:family="paragraph" style:parent-style-name="Textos">
      <style:text-properties officeooo:rsid="00220530" officeooo:paragraph-rsid="00220530"/>
    </style:style>
    <style:style style:name="P11" style:family="paragraph" style:parent-style-name="Tabla_20_contenidos_20_nivel1">
      <style:paragraph-properties>
        <style:tab-stops>
          <style:tab-stop style:position="17cm" style:type="right" style:leader-style="dotted" style:leader-text="."/>
        </style:tab-stops>
      </style:paragraph-properties>
    </style:style>
    <style:style style:name="P12"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15d88"/>
    </style:style>
    <style:style style:name="T2" style:family="text">
      <style:text-properties officeooo:rsid="0015a0f3"/>
    </style:style>
    <style:style style:name="T3" style:family="text">
      <style:text-properties officeooo:rsid="001920d7"/>
    </style:style>
    <style:style style:name="T4" style:family="text">
      <style:text-properties officeooo:rsid="002205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0.<text:span text:style-name="T3">7</text:span></text:p>
      <text:p text:style-name="Standard"/>
      <text:p text:style-name="SubtituloPortadaYDemostrativos">Tipo de documento: Acta</text:p>
      <text:p text:style-name="SubtituloPortadaYDemostrativos"><text:span text:style-name="T2">18</text:span>/1<text:span text:style-name="T1">2</text:span>/13</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3">7</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2">18</text:span>/1<text:span text:style-name="T1">2</text:span>/2013</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6">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2">18</text:span>/1<text:span text:style-name="T1">2</text:span>/13</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2">18</text:span>/1<text:span text:style-name="T1">2</text:span>/13</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5">Tabla de contenido</text:p>
          </text:index-title>
          <text:p text:style-name="P11"><text:a xlink:type="simple" xlink:href="#__RefHeading__1803_1352885363" text:style-name="Index_20_Link" text:visited-style-name="Index_20_Link">Datos de la reunión:<text:tab/>4</text:a></text:p>
          <text:p text:style-name="P12"><text:a xlink:type="simple" xlink:href="#__RefHeading__744_302876939" text:style-name="Index_20_Link" text:visited-style-name="Index_20_Link">Tabla 01. Datos de la reunión, 2013<text:tab/>4</text:a></text:p>
          <text:p text:style-name="P11"><text:a xlink:type="simple" xlink:href="#__RefHeading__746_302876939" text:style-name="Index_20_Link" text:visited-style-name="Index_20_Link">Puntos del orden del día:<text:tab/>4</text:a></text:p>
          <text:p text:style-name="P11"><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4"><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2">18</text:span>/1<text:span text:style-name="T1">2</text:span>/2013</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CuerpoTabla">16:<text:span text:style-name="T3">15</text:span></text:p>
          </table:table-cell>
        </table:table-row>
        <table:table-row>
          <table:table-cell table:style-name="Tabla6.A2" office:value-type="string">
            <text:p text:style-name="TituloColumnaTabla">Hora de fiscalización:</text:p>
          </table:table-cell>
          <table:table-cell table:style-name="Tabla6.B2" office:value-type="string">
            <text:p text:style-name="CuerpoTabla">17:<text:span text:style-name="T3">00</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3<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7">Esta semana dimos comienzo con la reunión mirando el cronograma hecho por Silvia. Uno de los puntos fuertes tratados este día es la de poder dejar acabadas la mayoría de las tareas antes de que den comienzo las vacaciones de navidad. Para comenzar bien el año nuevo y puesta a punto de las actividades y demás se concertó una reunión el martes 7/01/2014 a las 16:00.</text:p>
      <text:p text:style-name="P7">Ahora estado de tareas pendientes de cada uno: Silvia tiene completas todas sus tareas. Manuel le falta realizar las modificaciones en el documento del experimento y Roberto tiene que acabar el diseño del módulo del appliance. Que Javi a posterior tendría que hacer el entregable del appliance e introduciría el documento de Roberto en el.</text:p>
      <text:p text:style-name="P8">Una tarea asignada para todos es la de subir al blog todas las tareas completadas que puedan estar en el. Luego para Silvia y Manuel , crear un documento con la formación recibida acerca de los gestores de colas ,subirlos a la wiki y luego incluirlas en un documento. Silvia se encargaría de hacer la parte frontal y Manuel la parte del cliente.</text:p>
      <text:p text:style-name="P8"/>
      <text:p text:style-name="P8"><text:soft-page-break/>Luego para Javi,tiene que hacer el <text:span text:style-name="T4">timesheet</text:span> de Diciembre y mandarlo al resto(también se encarga el de poner las fechas en orden).</text:p>
      <text:p text:style-name="P9">Otra cosa es la de etiquetar el material del laboratorio y ordenarlo un poco a la vez si se puede.</text:p>
      <text:p text:style-name="P9">Sobre las carcasas de los equipos de despiece, algún día hay que bajarlas para el sótano u otro lugar si encontramos gente interesada en ellas que se están acumulando muchas en el laboratorio.</text:p>
      <text:p text:style-name="P10">Luego Javier comentó que en entero hay que pedir las autorizaciones para poder entrar en el city.</text:p>
      <text:p text:style-name="P10">Para concluir ,rellenar los timesheets de cada uno lo antes posible y enviarlos.</text:p>
      <text:p text:style-name="P8"/>
      <text:p text:style-name="Textos"/>
      <text:p text:style-name="Textos"/>
      <text:p text:style-name="Textos"/>
      <text:p text:style-name="Footer"/>
      <text:p text:style-name="Footer"/>
      <text:p text:style-name="Standard"/>
      <text:p text:style-name="Standard"/>
      <text:p text:style-name="SubtituloPortadaYDemostrativo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text:p text:style-name="Ni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7"><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4</meta:editing-cycles>
    <meta:generator>LibreOffice/4.1.3.2$Linux_X86_64 LibreOffice_project/410m0$Build-2</meta:generator>
    <dc:date>2013-12-18T17:58:19.547839915</dc:date>
    <meta:document-statistic meta:table-count="5" meta:image-count="3" meta:object-count="0" meta:page-count="5" meta:paragraph-count="70" meta:word-count="450" meta:character-count="2661" meta:non-whitespace-character-count="2240"/>
  </office:meta>
</office:document-meta>
</file>